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left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12cm" svg:height="4.5cm" svg:x="5.2cm" svg:y="4.3cm">
          <draw:glue-point draw:id="4" svg:x="-1.666cm" svg:y="5cm" draw:escape-direction="down"/>
          <draw:glue-point draw:id="5" svg:x="1.666cm" svg:y="5cm" draw:escape-direction="down"/>
          <text:p text:style-name="P1"><text:span text:style-name="T1">Coordinator</text:span></text:p>
          <text:p text:style-name="P1"/>
          <text:p text:style-name="P2">- Balances industry and research</text:p>
          <text:p text:style-name="P2">- Does diplomacy decisions</text:p>
          <text:p text:style-name="P2">- Does espionage decisions</text:p>
          <text:p text:style-name="P2">- Selects items for research</text:p>
        </draw:rect>
        <draw:frame draw:style-name="gr2" draw:text-style-name="P1" draw:layer="layout" svg:width="6.877cm" svg:height="0.963cm" svg:x="7.062cm" svg:y="1.5cm">
          <draw:text-box>
            <text:p text:style-name="P1">Zvjezdojedac AI model</text:p>
          </draw:text-box>
        </draw:frame>
        <draw:rect draw:style-name="gr1" draw:text-style-name="P1" xml:id="id1" draw:id="id1" draw:layer="layout" svg:width="9cm" svg:height="4cm" svg:x="6.7cm" svg:y="10.8cm">
          <draw:glue-point draw:id="4" svg:x="-2.222cm" svg:y="-5cm" draw:escape-direction="up"/>
          <draw:glue-point draw:id="5" svg:x="2.222cm" svg:y="-5cm"/>
          <draw:glue-point draw:id="6" svg:x="-2.222cm" svg:y="5cm" draw:escape-direction="down"/>
          <draw:glue-point draw:id="7" svg:x="2.222cm" svg:y="5cm"/>
          <text:p text:style-name="P1"><text:span text:style-name="T1">Galaxy manager</text:span></text:p>
          <text:p text:style-name="P1"/>
          <text:p text:style-name="P2">- Moves fleets</text:p>
          <text:p text:style-name="P2">- Performs ship actions</text:p>
          <text:p text:style-name="P2">- Estimates "threat level"</text:p>
        </draw:rect>
        <draw:connector draw:style-name="gr3" draw:text-style-name="P3" draw:layer="layout" draw:type="line" svg:x1="13.199cm" svg:y1="10.8cm" svg:x2="13.199cm" svg:y2="8.8cm" draw:start-shape="id1" draw:start-glue-point="5" draw:end-shape="id2" draw:end-glue-point="5" svg:d="m13199 10800v-2000">
          <text:p text:style-name="P3"><text:s text:c="3"/>Request more ships</text:p>
        </draw:connector>
        <draw:rect draw:style-name="gr1" draw:text-style-name="P1" xml:id="id3" draw:id="id3" draw:layer="layout" svg:width="9cm" svg:height="3cm" svg:x="6.7cm" svg:y="16.8cm">
          <draw:glue-point draw:id="4" svg:x="-2.222cm" svg:y="-5cm" draw:escape-direction="up"/>
          <draw:glue-point draw:id="5" svg:x="2.222cm" svg:y="-5cm"/>
          <draw:glue-point draw:id="6" svg:x="-2.222cm" svg:y="5cm"/>
          <draw:glue-point draw:id="7" svg:x="2.222cm" svg:y="5cm"/>
          <text:p text:style-name="P1"><text:span text:style-name="T1">Star system manager</text:span></text:p>
          <text:p text:style-name="P1"/>
          <text:p text:style-name="P2">- Builds ships</text:p>
          <text:p text:style-name="P2">- Develops system</text:p>
        </draw:rect>
        <draw:rect draw:style-name="gr1" draw:text-style-name="P1" xml:id="id4" draw:id="id4" draw:layer="layout" svg:width="9cm" svg:height="2.5cm" svg:x="6.7cm" svg:y="21.8cm">
          <draw:glue-point draw:id="4" svg:x="-2.222cm" svg:y="-5cm" draw:escape-direction="up"/>
          <draw:glue-point draw:id="5" svg:x="2.222cm" svg:y="-5cm"/>
          <text:p text:style-name="P1"><text:span text:style-name="T1">Colony manager</text:span></text:p>
          <text:p text:style-name="P1"/>
          <text:p text:style-name="P2">- Develops colony</text:p>
        </draw:rect>
        <draw:connector draw:style-name="gr4" draw:text-style-name="P1" draw:layer="layout" draw:type="curve" svg:x1="5.2cm" svg:y1="6.55cm" svg:x2="6.7cm" svg:y2="18.3cm" draw:start-shape="id2" draw:start-glue-point="3" draw:end-shape="id3" draw:end-glue-point="3" svg:d="m5200 6550c-751 0-1501 11750 1500 11750">
          <text:p/>
        </draw:connector>
        <draw:connector draw:style-name="gr4" draw:text-style-name="P1" draw:layer="layout" draw:type="curve" svg:x1="5.2cm" svg:y1="6.55cm" svg:x2="6.7cm" svg:y2="23.05cm" draw:start-shape="id2" draw:start-glue-point="3" draw:end-shape="id4" draw:end-glue-point="3" svg:d="m5200 6550c-751 0-1501 16500 1500 16500">
          <text:p/>
        </draw:connector>
        <draw:connector draw:style-name="gr4" draw:text-style-name="P1" draw:layer="layout" draw:type="curve" svg:x1="5.2cm" svg:y1="6.55cm" svg:x2="6.7cm" svg:y2="12.8cm" draw:start-shape="id2" draw:start-glue-point="3" draw:end-shape="id1" draw:end-glue-point="3" svg:d="m5200 6550c-751 0-1501 6250 1500 6250">
          <text:p/>
        </draw:connector>
        <draw:frame draw:style-name="gr2" draw:layer="layout" svg:width="3.389cm" svg:height="0.963cm" svg:x="1.1cm" svg:y="10.837cm">
          <draw:text-box>
            <text:p>Influenc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H1S</meta:editing-duration>
    <meta:editing-cycles>7</meta:editing-cycles>
    <meta:generator>OpenOffice.org/3.3$Win32 OpenOffice.org_project/330m20$Build-9567</meta:generator>
    <dc:date>2011-11-16T23:07:17.82</dc:date>
    <meta:document-statistic meta:object-count="10"/>
  </office:meta>
</office:document-meta>
</file>